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a30" officeooo:paragraph-rsid="001b3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1"/>
      <text:p text:style-name="P1"/>
      <text:p text:style-name="Standard">Versionshantering och git</text:p>
      <text:p text:style-name="Standard"/>
      <text:p text:style-name="P1"><text:a xlink:type="simple" xlink:href="https://www.ida.liu.se/~TDDE23/studiematerial/versionshantering.shtml" text:style-name="Internet_20_link" text:visited-style-name="Visited_20_Internet_20_Link">https://www.ida.liu.se/~TDDE23/studiematerial/versionshantering.shtml</text:a></text:p>
      <text:p text:style-name="P1"/>
      <text:p text:style-name="P1"/>
      <text:p text:style-name="P1"/>
      <text:p text:style-name="P1">Tips och tricks för att komma igång och arbeta med git och GitHub.</text:p>
      <text:p text:style-name="P1">https://gist.github.com/jonasbirkelof/ec23f6e77300acff009432f35940d25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if Krüger</meta:initial-creator>
    <meta:creation-date>2022-05-12T13:37:39.765773304</meta:creation-date>
    <dc:date>2022-05-12T14:40:00.482290700</dc:date>
    <dc:creator>Leif Krüger</dc:creator>
    <meta:editing-duration>PT52M</meta:editing-duration>
    <meta:editing-cycles>1</meta:editing-cycles>
    <meta:document-statistic meta:table-count="0" meta:image-count="0" meta:object-count="0" meta:page-count="1" meta:paragraph-count="5" meta:word-count="19" meta:character-count="233" meta:non-whitespace-character-count="219"/>
    <meta:generator>LibreOffice/7.3.3.2$Linux_X86_64 LibreOffice_project/30$Build-2</meta:generator>
  </office:meta>
</office:document-meta>
</file>